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dff99" officeooo:paragraph-rsid="001dff99" style:font-size-asian="9.60000038146973pt" style:font-size-complex="11pt"/>
    </style:style>
    <style:style style:name="P2" style:family="paragraph" style:parent-style-name="Standard">
      <style:text-properties style:font-name="Arial" fo:font-size="11pt" officeooo:rsid="001f52bb" officeooo:paragraph-rsid="001f52bb" style:font-size-asian="9.60000038146973pt" style:font-size-complex="11pt"/>
    </style:style>
    <style:style style:name="P3" style:family="paragraph" style:parent-style-name="Standard">
      <style:text-properties style:font-name="Arial" fo:font-size="11pt" officeooo:rsid="001fbce2" officeooo:paragraph-rsid="001fbce2" style:font-size-asian="9.60000038146973pt" style:font-size-complex="11pt"/>
    </style:style>
    <style:style style:name="T1" style:family="text">
      <style:text-properties officeooo:rsid="001f5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ÂN TÍCH VÀ THIẾT KẾ GIẢI THUẬT</text:p>
      <text:p text:style-name="P2">2 Tín chỉ: 8:00 – 10:00AM</text:p>
      <text:p text:style-name="P1">Thiết kế giải thuật → Đề xuất giải pháp <text:span text:style-name="T1">cho bài toán</text:span></text:p>
      <text:p text:style-name="P2">Phân tích giải thuật <text:tab/>→ Chứng minh sự đúng đắn</text:p>
      <text:p text:style-name="P2"><text:tab/><text:tab/><text:tab/>→ Kiểm thử program</text:p>
      <text:p text:style-name="P2"><text:tab/><text:tab/><text:tab/>→ Đánh giá complexity</text:p>
      <text:p text:style-name="P2">Đồ án lập trình <text:tab/>→ PTTKGT</text:p>
      <text:p text:style-name="P2"><text:tab/><text:tab/><text:tab/>→ CSDL</text:p>
      <text:p text:style-name="P2"><text:tab/><text:tab/><text:tab/>→ LTHĐT</text:p>
      <text:p text:style-name="P2">Đánh giá<text:tab/>→ Chuyên cần, bài tập: 20%<text:tab/>→ Bài tập tại lớp</text:p>
      <text:p text:style-name="P2"><text:tab/><text:tab/><text:tab/><text:tab/><text:tab/><text:tab/>→ Điểm danh</text:p>
      <text:p text:style-name="P2"><text:tab/><text:tab/>→ Giữa kỳ: 20% → Thi viết</text:p>
      <text:p text:style-name="P2"><text:tab/><text:tab/>→ Cuối kỳ: 60% → Thi viết</text:p>
      <text:p text:style-name="P2"/>
      <text:p text:style-name="P2">Content:<text:tab/>→ Introduce</text:p>
      <text:p text:style-name="P2"><text:tab/><text:tab/>→ Complexity (độ phức tạp)</text:p>
      <text:p text:style-name="P2"><text:tab/><text:tab/>→ Divide and Conquer (chia để trị)</text:p>
      <text:p text:style-name="P2"><text:tab/><text:tab/>→ Dynamic programming (quy hoạch động)</text:p>
      <text:p text:style-name="P2"><text:tab/><text:tab/>→ Greedy Algorithms (thuật toán tham lam)</text:p>
      <text:p text:style-name="P2"><text:tab/><text:tab/>→ Buck tracking (quay lui)</text:p>
      <text:p text:style-name="P2"/>
      <text:p text:style-name="P3">Tính chất of algorithms<text:tab/>→ Tính tổng quát</text:p>
      <text:p text:style-name="P3"><text:tab/><text:tab/><text:tab/><text:tab/>→ Tính hữu hạn</text:p>
      <text:p text:style-name="P3"><text:tab/><text:tab/><text:tab/><text:tab/>→ Tính không nhập nhằng</text:p>
      <text:p text:style-name="P3"><text:tab/><text:tab/><text:tab/><text:tab/>→ Tính hiệu quả<text:tab/>→ Time</text:p>
      <text:p text:style-name="P3"><text:tab/><text:tab/><text:tab/><text:tab/><text:tab/><text:tab/><text:tab/>→ Memor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07:12:01.139537556</meta:creation-date>
    <dc:date>2019-08-24T08:51:00.096780168</dc:date>
    <meta:editing-duration>PT56M58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24" meta:word-count="140" meta:character-count="689" meta:non-whitespace-character-count="519"/>
  </office:meta>
</office:document-meta>
</file>